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94a71" officeooo:paragraph-rsid="00094a71" style:font-weight-asian="bold" style:font-weight-complex="bold"/>
    </style:style>
    <style:style style:name="P2" style:family="paragraph" style:parent-style-name="Standard">
      <style:paragraph-properties fo:text-align="start" style:justify-single-word="false"/>
      <style:text-properties fo:font-weight="normal" officeooo:rsid="000aaa91" officeooo:paragraph-rsid="000aaa91" style:font-weight-asian="normal" style:font-weight-complex="normal"/>
    </style:style>
    <style:style style:name="P3" style:family="paragraph" style:parent-style-name="Standard">
      <style:paragraph-properties fo:text-align="start" style:justify-single-word="false"/>
      <style:text-properties fo:font-weight="normal" officeooo:rsid="000b36f5" officeooo:paragraph-rsid="000b36f5" style:font-weight-asian="normal" style:font-weight-complex="normal"/>
    </style:style>
    <style:style style:name="P4" style:family="paragraph" style:parent-style-name="Standard">
      <style:paragraph-properties fo:text-align="start" style:justify-single-word="false"/>
      <style:text-properties fo:font-weight="normal" officeooo:rsid="000c44a0" officeooo:paragraph-rsid="000c44a0" style:font-weight-asian="normal" style:font-weight-complex="normal"/>
    </style:style>
    <style:style style:name="P5" style:family="paragraph" style:parent-style-name="Standard">
      <style:paragraph-properties fo:text-align="start" style:justify-single-word="false"/>
      <style:text-properties fo:font-weight="normal" officeooo:rsid="000be77f" officeooo:paragraph-rsid="000be77f" style:font-weight-asian="normal" style:font-weight-complex="normal"/>
    </style:style>
    <style:style style:name="P6" style:family="paragraph" style:parent-style-name="Standard">
      <style:paragraph-properties fo:text-align="start" style:justify-single-word="false"/>
      <style:text-properties fo:font-weight="normal" officeooo:rsid="00119ebd" officeooo:paragraph-rsid="00119ebd" style:font-weight-asian="normal" style:font-weight-complex="normal"/>
    </style:style>
    <style:style style:name="P7" style:family="paragraph" style:parent-style-name="Standard">
      <style:paragraph-properties fo:text-align="start" style:justify-single-word="false"/>
      <style:text-properties fo:font-weight="normal" officeooo:rsid="001260fd" officeooo:paragraph-rsid="001260fd" style:font-weight-asian="normal" style:font-weight-complex="normal"/>
    </style:style>
    <style:style style:name="T1" style:family="text">
      <style:text-properties officeooo:rsid="000d3f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Лекция: Виртуальные функции </text:p>
      <text:p text:style-name="P2">Чистый полиморфизм — во время выполнения программы определяется какая функция будет вызвана </text:p>
      <text:p text:style-name="P2"/>
      <text:p text:style-name="P3">Если при функция не является виртуальной, то при вызове функции через ссылку на объект не важно на какой объект или объект какого класса будет вызвана функция того класса (типа) для которого объявлена ссылка</text:p>
      <text:p text:style-name="P3"/>
      <text:p text:style-name="P3"/>
      <text:p text:style-name="P4">class CB : CA {}</text:p>
      <text:p text:style-name="P5">CA p1;</text:p>
      <text:p text:style-name="P5">CB p2;</text:p>
      <text:p text:style-name="P5"><text:tab/>p1 = new CA();</text:p>
      <text:p text:style-name="P5"><text:tab/>p2 = new CB();</text:p>
      <text:p text:style-name="P5"/>
      <text:p text:style-name="P5"><text:tab/><text:span text:style-name="T1">p1 = p2;</text:span></text:p>
      <text:p text:style-name="P5"/>
      <text:p text:style-name="P6">При вызове ссылки на объект виртуальной функции в момент выполнения программы определяется объект какого класса &lt;...&gt;</text:p>
      <text:p text:style-name="P7">Затем вызывается функция этого класса </text:p>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16:54:40.636801290</meta:creation-date>
    <dc:date>2025-10-16T17:09:22.902382515</dc:date>
    <meta:editing-duration>PT12M40S</meta:editing-duration>
    <meta:editing-cycles>9</meta:editing-cycles>
    <meta:generator>LibreOffice/25.8.1.1$Linux_X86_64 LibreOffice_project/580$Build-1</meta:generator>
    <meta:document-statistic meta:table-count="0" meta:image-count="0" meta:object-count="0" meta:page-count="1" meta:paragraph-count="11" meta:word-count="88" meta:character-count="549" meta:non-whitespace-character-count="465"/>
  </office:meta>
</office:document-meta>
</file>